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03e974" officeooo:paragraph-rsid="0003e974"/>
    </style:style>
    <style:style style:name="P2" style:family="paragraph" style:parent-style-name="Heading_20_2">
      <style:text-properties officeooo:rsid="0003e974" officeooo:paragraph-rsid="0003e974"/>
    </style:style>
    <style:style style:name="P3" style:family="paragraph" style:parent-style-name="Standard">
      <style:text-properties fo:font-size="16pt" fo:font-weight="normal" officeooo:rsid="0003e974" officeooo:paragraph-rsid="0003e974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bold" officeooo:rsid="0003e974" officeooo:paragraph-rsid="0003e974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officeooo:rsid="0003e974" officeooo:paragraph-rsid="0003e974" style:font-size-asian="14pt" style:font-size-complex="16pt"/>
    </style:style>
    <style:style style:name="P6" style:family="paragraph" style:parent-style-name="Text_20_body" style:list-style-name="L1">
      <style:text-properties fo:font-size="16pt" officeooo:rsid="0003e974" officeooo:paragraph-rsid="0003e974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hema logico</text:h>
      <text:p text:style-name="P3"><text:span text:style-name="T1">Utente</text:span>(nome, cognome, <text:span text:style-name="T3">email</text:span>, password, short_bio, links, area_geografica)</text:p>
      <text:p text:style-name="P3"/>
      <text:p text:style-name="P4">Asta<text:span text:style-name="T2">(</text:span><text:span text:style-name="T4">id</text:span><text:span text:style-name="T2">, titolo, descrizione, tipo, categoria, immagine, prezzo_iniziale, timer, prezzo_minimo, importo_variazione, </text:span><text:span text:style-name="T6">email_creatore</text:span><text:span text:style-name="T2">)</text:span></text:p>
      <text:p text:style-name="P3">email_creatore → Utente.email</text:p>
      <text:p text:style-name="P4"/>
      <text:p text:style-name="P4">Offerta<text:span text:style-name="T2">(importo, timestamp, </text:span><text:span text:style-name="T6">id_asta</text:span><text:span text:style-name="T2">, </text:span><text:span text:style-name="T6">email_offerente</text:span><text:span text:style-name="T5">)</text:span></text:p>
      <text:p text:style-name="P4"><text:span text:style-name="T5">id_asta → Asta.id</text:span></text:p>
      <text:p text:style-name="P4"><text:span text:style-name="T5">email_offerente → Utente.email</text:span></text:p>
      <text:p text:style-name="P4"><text:span text:style-name="T5"/></text:p>
      <text:p text:style-name="P4"><text:span text:style-name="T5"/></text:p>
      <text:h text:style-name="P2" text:outline-level="2">Vincoli</text:h>
      <text:list text:style-name="L1">
        <text:list-item>
          <text:p text:style-name="P6">“prezzo_minimo” è diverso da NULL se e solo se “tipo” è uguale a “asta al ribasso”</text:p>
        </text:list-item>
        <text:list-item>
          <text:p text:style-name="P6">“tipo” può essere un solo valore tra:</text:p>
          <text:list>
            <text:list-item>
              <text:p text:style-name="P6">“asta al ribasso”;</text:p>
            </text:list-item>
            <text:list-item>
              <text:p text:style-name="P6">“asta all’inglese”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5:35:21.805799297</meta:creation-date>
    <dc:date>2023-11-30T15:55:19.069456841</dc:date>
    <meta:editing-duration>PT19M58S</meta:editing-duration>
    <meta:editing-cycles>1</meta:editing-cycles>
    <meta:document-statistic meta:table-count="0" meta:image-count="0" meta:object-count="0" meta:page-count="1" meta:paragraph-count="12" meta:word-count="66" meta:character-count="513" meta:non-whitespace-character-count="463"/>
    <meta:generator>LibreOffice/7.6.3.2$Linux_X86_64 LibreOffice_project/60$Build-2</meta:generator>
  </office:meta>
</office:document-meta>
</file>